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ac40" officeooo:paragraph-rsid="0012ac40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ac40" officeooo:paragraph-rsid="0012ac4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2ac40" officeooo:paragraph-rsid="0012ac4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a3b9" officeooo:paragraph-rsid="0014a3b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2ac40" officeooo:paragraph-rsid="0012ac4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4a3b9" officeooo:paragraph-rsid="0014a3b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mória Virtual</text:p>
      <text:p text:style-name="P3"><text:span text:style-name="T1"/></text:p>
      <text:p text:style-name="P1"><text:span text:style-name="T1"><text:tab/>Memória virtual é consumada, quando a memória RAM é esgotada; A principal diferença entre essas duas está na velocidade de acesso, fazendo a memória RAM ser um item essencial em um sistema computacional, e a memória virtual um recurso auxiliar.</text:span></text:p>
      <text:p text:style-name="P1"><text:span text:style-name="T1"/></text:p>
      <text:p text:style-name="P3">Paginação/troca</text:p>
      <text:p text:style-name="P3"><text:tab/><text:span text:style-name="T3">Modo que permite divisão da memória em partes que não se localizam em seguida, programa é lido página por página de mesmo tamanho, sem qualquer ligação com a estrutura do programa;</text:span></text:p>
      <text:p text:style-name="P3"><text:span text:style-name="T2"/></text:p>
      <text:p text:style-name="P3"><text:span text:style-name="T2">Segmentação</text:span></text:p>
      <text:p text:style-name="P5"><text:span text:style-name="T2"><text:tab/>Modo de gerenciamento de memória que consiste em dividir os programas em sub-rotinas, e são salvos na memória com tamanhos diferentes e endereços próprio. <text:s/>Apesar de ser bastante semelhante as duas (paginação e segmentação), com mecanismos de mapeamentos usando tabelas de segmento ,a paginação não altera a estrutura do programa.</text:span></text:p>
      <text:p text:style-name="P4"><text:span text:style-name="T2">Paginação com Segmentação</text:span></text:p>
      <text:p text:style-name="P6"><text:span text:style-name="T2"><text:tab/>Nesse método divide a memória em segmentos de páginas.</text:span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20:40:53.045950238</meta:creation-date>
    <dc:date>2017-11-03T21:09:29.542477353</dc:date>
    <meta:editing-duration>PT2M42S</meta:editing-duration>
    <meta:editing-cycles>1</meta:editing-cycles>
    <meta:document-statistic meta:table-count="0" meta:image-count="0" meta:object-count="0" meta:page-count="1" meta:paragraph-count="9" meta:word-count="137" meta:character-count="879" meta:non-whitespace-character-count="744"/>
    <meta:generator>LibreOffice/5.1.6.2$Linux_X86_64 LibreOffice_project/10m0$Build-2</meta:generator>
  </office:meta>
</office:document-meta>
</file>